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-color="#94bd5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dash" draw:stroke-dash="Fine_20_Dashed_20__28_var_29_" svg:stroke-width="0.102cm" svg:stroke-color="#0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Fine_20_Dashed_20__28_var_29_" svg:stroke-width="0.102cm" svg:stroke-color="#0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family="'DejaVu Sans'" style:font-family-generic="swiss" style:font-pitch="variable" fo:font-size="18pt" style:font-size-asian="18pt" style:font-size-complex="18pt"/>
    </style:style>
    <style:style style:name="P2" style:family="paragraph">
      <style:paragraph-properties fo:text-align="center"/>
      <style:text-properties fo:font-family="'DejaVu Sans'" style:font-family-generic="swiss" style:font-pitch="variable" fo:font-size="18pt" fo:text-shadow="none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8cm" svg:height="6.35cm" svg:x="0.7cm" svg:y="11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2" draw:layer="layout" svg:width="25.94cm" svg:height="1.07cm" svg:x="0.9cm" svg:y="9.055cm">
          <text:p text:style-name="P2"><text:span text:style-name="T1">Measurement Automation Script</text:span></text:p>
        </draw:rect>
        <draw:rect draw:style-name="gr2" draw:text-style-name="P3" draw:layer="layout" svg:width="6.015cm" svg:height="1.405cm" svg:x="1.335cm" svg:y="11.63cm">
          <text:p text:style-name="P3"><text:span text:style-name="T2">Randomized</text:span></text:p>
          <text:p text:style-name="P3"><text:span text:style-name="T2">Data Generator</text:span></text:p>
        </draw:rect>
        <draw:custom-shape draw:style-name="gr3" draw:text-style-name="P1" draw:layer="layout" svg:width="2.275cm" svg:height="1.57cm" svg:x="1cm" svg:y="14.67cm">
          <text:p text:style-name="P1">Input</text:p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3" draw:layer="layout" svg:width="6.55cm" svg:height="2.244cm" svg:x="4.71cm" svg:y="14.331cm">
          <text:p text:style-name="P3"><text:span text:style-name="T2">Hardware-</text:span></text:p>
          <text:p text:style-name="P3"><text:span text:style-name="T2">in-the-loop</text:span></text:p>
          <text:p text:style-name="P3"><text:span text:style-name="T2">Simulator</text:span></text:p>
        </draw:rect>
        <draw:custom-shape draw:style-name="gr3" draw:text-style-name="P1" draw:layer="layout" svg:width="2.64cm" svg:height="1.405cm" svg:x="12.33cm" svg:y="13.835cm">
          <text:p text:style-name="P1">Timing</text:p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046cm" svg:height="1.405cm" svg:x="14.335cm" svg:y="15.336cm">
          <text:p text:style-name="P1">Trajectory</text:p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3" draw:layer="layout" svg:width="4.445cm" svg:height="1.405cm" svg:x="12.636cm" svg:y="11.631cm">
          <text:p text:style-name="P3"><text:span text:style-name="T2">Trace</text:span></text:p>
          <text:p text:style-name="P3"><text:span text:style-name="T2">Checking</text:span></text:p>
        </draw:rect>
        <draw:frame draw:style-name="gr5" draw:text-style-name="P4" draw:layer="layout" svg:width="9.38cm" svg:height="0.988cm" svg:x="4.175cm" svg:y="16.745cm">
          <draw:text-box>
            <text:p text:style-name="P4"><text:span text:style-name="T2">Measurement Loop</text:span></text:p>
          </draw:text-box>
        </draw:frame>
        <draw:line draw:style-name="gr6" draw:text-style-name="P1" draw:layer="layout" svg:x1="3.54cm" svg:y1="10.125cm" svg:x2="3.54cm" svg:y2="11.595cm">
          <text:p/>
        </draw:line>
        <draw:line draw:style-name="gr6" draw:text-style-name="P1" draw:layer="layout" svg:x1="14.835cm" svg:y1="10.125cm" svg:x2="14.84cm" svg:y2="11.596cm">
          <text:p/>
        </draw:line>
        <draw:line draw:style-name="gr6" draw:text-style-name="P1" draw:layer="layout" svg:x1="7.985cm" svg:y1="10.125cm" svg:x2="7.985cm" svg:y2="14.335cm">
          <text:p/>
        </draw:line>
        <draw:rect draw:style-name="gr2" draw:text-style-name="P3" draw:layer="layout" svg:width="7.62cm" svg:height="1.405cm" svg:x="19.215cm" svg:y="16.132cm">
          <text:p text:style-name="P3"><text:span text:style-name="T2">Results</text:span></text:p>
          <text:p text:style-name="P3"><text:span text:style-name="T2">Processing Decision</text:span></text:p>
        </draw:rect>
        <draw:line draw:style-name="gr7" draw:text-style-name="P1" draw:layer="layout" svg:x1="2.34cm" svg:y1="13.025cm" svg:x2="2.353cm" svg:y2="14.67cm">
          <text:p/>
        </draw:line>
        <draw:line draw:style-name="gr7" draw:text-style-name="P1" draw:layer="layout" svg:x1="3.341cm" svg:y1="15.426cm" svg:x2="4.71cm" svg:y2="15.426cm">
          <text:p/>
        </draw:line>
        <draw:line draw:style-name="gr7" draw:text-style-name="P1" draw:layer="layout" svg:x1="11.242cm" svg:y1="14.926cm" svg:x2="12.43cm" svg:y2="14.926cm">
          <text:p/>
        </draw:line>
        <draw:line draw:style-name="gr7" draw:text-style-name="P1" draw:layer="layout" svg:x1="11.243cm" svg:y1="15.926cm" svg:x2="14.335cm" svg:y2="15.926cm">
          <text:p/>
        </draw:line>
        <draw:line draw:style-name="gr7" draw:text-style-name="P1" draw:layer="layout" svg:x1="13.754cm" svg:y1="13.851cm" svg:x2="13.754cm" svg:y2="12.971cm">
          <text:p/>
        </draw:line>
        <draw:line draw:style-name="gr7" draw:text-style-name="P1" draw:layer="layout" svg:x1="16.454cm" svg:y1="15.336cm" svg:x2="16.454cm" svg:y2="12.971cm">
          <text:p/>
        </draw:line>
        <draw:custom-shape draw:style-name="gr3" draw:text-style-name="P1" draw:layer="layout" svg:width="4.289cm" svg:height="2.14cm" svg:x="19.571cm" svg:y="10.525cm">
          <text:p text:style-name="P1">Timing</text:p>
          <text:p text:style-name="P1">Interval</text:p>
          <text:p text:style-name="P1">Confid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cm" svg:height="2.14cm" svg:x="21.085cm" svg:y="12.825cm">
          <text:p text:style-name="P1">Stability</text:p>
          <text:p text:style-name="P1">Property</text:p>
          <text:p text:style-name="P1">Confid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7.081cm" svg:y1="11.834cm" svg:x2="19.554cm" svg:y2="11.772cm">
          <text:p/>
        </draw:line>
        <draw:line draw:style-name="gr7" draw:text-style-name="P1" draw:layer="layout" svg:x1="17.082cm" svg:y1="12.734cm" svg:x2="21.085cm" svg:y2="13.914cm">
          <text:p/>
        </draw:line>
        <draw:line draw:style-name="gr7" draw:text-style-name="P1" draw:layer="layout" svg:x1="20.054cm" svg:y1="12.665cm" svg:x2="20.054cm" svg:y2="16.14cm">
          <text:p/>
        </draw:line>
        <draw:line draw:style-name="gr7" draw:text-style-name="P1" draw:layer="layout" svg:x1="23.254cm" svg:y1="14.97cm" svg:x2="23.254cm" svg:y2="16.141cm">
          <text:p/>
        </draw:line>
        <draw:line draw:style-name="gr6" draw:text-style-name="P1" draw:layer="layout" svg:x1="26.014cm" svg:y1="16.132cm" svg:x2="26.11cm" svg:y2="10.1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e P</meta:initial-creator>
    <meta:creation-date>2010-06-29T10:47:24</meta:creation-date>
    <dc:date>2010-06-29T11:26:52</dc:date>
    <dc:creator>Joe P</dc:creator>
    <meta:editing-duration>PT00H15M02S</meta:editing-duration>
    <meta:editing-cycles>6</meta:editing-cycles>
    <meta:generator>OpenOffice.org/3.1$Linux OpenOffice.org_project/310m19$Build-9420</meta:generator>
    <meta:document-statistic meta:object-count="26"/>
  </office:meta>
</office:document-meta>
</file>